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/>
      <style:text-properties fo:font-size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size="36pt"/>
    </style:style>
    <style:style style:name="P9" style:family="paragraph">
      <loext:graphic-properties draw:fill="none" draw:fill-color="#ffffff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ans Narrow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Liberation Sans Narrow" fo:font-size="35pt" fo:font-weight="bold" style:font-size-asian="35pt" style:font-weight-asian="bold" style:font-size-complex="35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T10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11" style:family="text">
      <style:text-properties style:font-name="Liberation Sans Narrow" fo:font-size="35pt" fo:font-weight="normal" style:font-size-asian="35pt" style:font-weight-asian="normal" style:font-size-complex="35pt" style:font-weight-complex="normal"/>
    </style:style>
    <style:style style:name="T12" style:family="text"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Liberation Sans Narrow1" fo:font-size="20pt" fo:font-weight="bold" style:font-name-asian="Liberation Sans Narrow1" style:font-size-asian="20pt" style:font-weight-asian="bold" style:font-name-complex="Liberation Sans Narrow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4.638cm" svg:height="3.063cm" svg:x="1.778cm" svg:y="0.508cm">
          <draw:text-box>
            <text:p text:style-name="P3"><text:span text:style-name="T3">HYMN #836</text:span></text:p>
            <text:p text:style-name="P3"><text:span text:style-name="T4">“</text:span><text:span text:style-name="T4">O God of Ligh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4" draw:layer="layout" svg:width="24.892cm" svg:height="6.996cm" svg:x="1.524cm" svg:y="1.016cm">
          <draw:text-box>
            <text:p text:style-name="P3"><text:span text:style-name="T5">1. </text:span><text:span text:style-name="T6">O God of light, Your Word, a lamp unfailing,</text:span></text:p>
            <text:p text:style-name="P3"><text:span text:style-name="T6">Shall pierce the darkness of our earthbound way</text:span></text:p>
            <text:p text:style-name="P3"><text:span text:style-name="T7">And show Your grace, Your plan for us unveiling,</text:span></text:p>
            <text:p text:style-name="P3"><text:span text:style-name="T6">And guide our footsteps to the perfect day.</text:span></text:p>
            <text:p text:style-name="P3"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4" draw:layer="layout" svg:width="25.654cm" svg:height="6.912cm" svg:x="1.27cm" svg:y="0.508cm">
          <draw:text-box>
            <text:p text:style-name="P3"><text:span text:style-name="T5">2. </text:span><text:span text:style-name="T7">From days of old, through blind and willful ages,</text:span></text:p>
            <text:p text:style-name="P3"><text:span text:style-name="T6">Though we rebelled you gently sought again</text:span></text:p>
            <text:p text:style-name="P3"><text:span text:style-name="T9">And spoke through saints, apostles, prophets, sages,</text:span></text:p>
            <text:p text:style-name="P3"><text:span text:style-name="T6">Who wrote with eager or reluctant pen.</text:span></text:p>
            <text:p text:style-name="P7"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9" draw:layer="layout" svg:width="25.331cm" svg:height="6.604cm" svg:x="1.593cm" svg:y="0.533cm">
          <draw:text-box>
            <text:p text:style-name="P8"><text:span text:style-name="T5">3. </text:span><text:span text:style-name="T10">Undimmed by time, those words are still revealing</text:span></text:p>
            <text:p text:style-name="P8"><text:span text:style-name="T6">To sinful hearts Your justice and Your grace;</text:span></text:p>
            <text:p text:style-name="P8"><text:span text:style-name="T6">And questing spirits, longing for Your healing,</text:span></text:p>
            <text:p text:style-name="P8"><text:span text:style-name="T6">See your compassion in the Savior's fa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9" draw:layer="layout" svg:width="24.892cm" svg:height="12.153cm" svg:x="1.778cm" svg:y="0.547cm">
          <draw:text-box>
            <text:p text:style-name="P8"><text:span text:style-name="T11">4.</text:span><text:span text:style-name="T7"> To all the world Your summons You are sending</text:span></text:p>
            <text:p text:style-name="P8"><text:span text:style-name="T7">Through all the earth, to ev'ry land and race,</text:span></text:p>
            <text:p text:style-name="P8"><text:span text:style-name="T10">That myriad tongues, in one great anthem blending,</text:span></text:p>
            <text:p text:style-name="P8"><text:span text:style-name="T7">May praise and celebrate Your gift of grace.</text:span></text:p>
            <text:p text:style-name="P10"><text:span text:style-name="T7"/></text:p>
            <text:p text:style-name="P10"><text:span text:style-name="T12"/></text:p>
            <text:p text:style-name="P10"><text:span text:style-name="T12"/></text:p>
            <text:p text:style-name="P10"><text:span text:style-name="T12">Text: </text:span><text:span text:style-name="T13">© 1952 renewed 1980 </text:span></text:p>
            <text:p text:style-name="P10"><text:span text:style-name="T13">The Hymn Society;</text:span></text:p>
            <text:p text:style-name="P10"><text:span text:style-name="T13">Admin. Hope Publishing Co. </text:span></text:p>
            <text:p text:style-name="P10"><text:span text:style-name="T13">Tune: © 1978 Lutheran Book of Worshi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22:49:17.206000000</meta:creation-date>
    <dc:title>2018Blue</dc:title>
    <meta:editing-duration>PT8M24S</meta:editing-duration>
    <meta:editing-cycles>8</meta:editing-cycles>
    <meta:generator>LibreOffice/6.1.5.2$Windows_X86_64 LibreOffice_project/90f8dcf33c87b3705e78202e3df5142b201bd805</meta:generator>
    <dc:date>2019-04-25T12:30:58.119000000</dc:date>
    <meta:document-statistic meta:object-count="41"/>
  </office:meta>
</office:document-meta>
</file>